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2">CrudService </text:span>теперь невозможно — необходимо использовать <text:span text:style-name="T2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2">SQL </text:span>при указании константы в качестве идентификатора объекта в одной из частей запросов, соединённых <text:span text:style-name="T2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2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2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2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2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2">IdentifiableObject </text:span>и <text:span text:style-name="T2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<text:soft-page-break/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2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2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2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2">type_id </text:span>на <text:span text:style-name="T2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2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2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2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2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2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text:soft-page-break/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2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2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2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2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2">AttachmentService: </text:span>метод getAttachmentDomainObjectsFor() объявлен <text:span text:style-name="T2">deprecated</text:span></text:p>
          </table:table-cell>
          <table:table-cell table:style-name="Таблица1.A1" office:value-type="string">
            <text:p text:style-name="Text_20_body"/>
          </table:table-cell>
        </table:table-row>
        <text:soft-page-break/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2-25T21:06:36.36</dc:date>
    <meta:editing-duration>PT4H36M14S</meta:editing-duration>
    <meta:editing-cycles>8</meta:editing-cycles>
    <meta:generator>OpenOffice.org/3.3$Win32 OpenOffice.org_project/330m20$Build-9567</meta:generator>
    <meta:document-statistic meta:table-count="7" meta:image-count="0" meta:object-count="0" meta:page-count="4" meta:paragraph-count="209" meta:word-count="788" meta:character-count="6071"/>
  </office:meta>
</office:document-meta>
</file>